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rsid="0004ef5b" officeooo:paragraph-rsid="0004ef5b"/>
    </style:style>
    <style:style style:name="P2" style:family="paragraph" style:parent-style-name="Standard">
      <style:paragraph-properties fo:text-align="justify" style:justify-single-word="false"/>
      <style:text-properties style:font-name="arial" fo:font-weight="bold" officeooo:rsid="0004ef5b" officeooo:paragraph-rsid="0004ef5b" style:font-weight-asian="bold" style:font-weight-complex="bold"/>
    </style:style>
    <style:style style:name="P3" style:family="paragraph" style:parent-style-name="Standard">
      <style:paragraph-properties fo:text-align="justify" style:justify-single-word="false"/>
      <style:text-properties style:font-name="arial" fo:font-style="italic" fo:font-weight="bold" officeooo:rsid="0004ef5b" officeooo:paragraph-rsid="0004ef5b" style:font-style-asian="italic" style:font-weight-asian="bold" style:font-style-complex="italic" style:font-weight-complex="bold"/>
    </style:style>
    <style:style style:name="P4" style:family="paragraph" style:parent-style-name="Standard">
      <loext:graphic-properties draw:fill="none"/>
      <style:paragraph-properties fo:margin-left="0.3752in" fo:margin-right="0in" fo:text-align="justify" style:justify-single-word="false" fo:text-indent="0in" style:auto-text-indent="false" fo:background-color="transparent"/>
      <style:text-properties style:font-name="arial" officeooo:rsid="0004ef5b" officeooo:paragraph-rsid="0004ef5b"/>
    </style:style>
    <style:style style:name="P5"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ext-properties style:font-name="arial" officeooo:rsid="0004ef5b" officeooo:paragraph-rsid="0004ef5b"/>
    </style:style>
    <style:style style:name="P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 officeooo:rsid="0004ef5b" officeooo:paragraph-rsid="0004ef5b"/>
    </style:style>
    <style:style style:name="P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arial" fo:font-size="12pt" officeooo:rsid="00065420" officeooo:paragraph-rsid="00065420" style:font-size-asian="12pt" style:font-size-complex="12pt"/>
    </style:style>
    <style:style style:name="P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arial" fo:font-size="12pt" fo:font-weight="normal" officeooo:paragraph-rsid="00065420" style:font-size-asian="12pt" style:font-weight-asian="normal" style:font-size-complex="12pt" style:font-weight-complex="normal"/>
    </style:style>
    <style:style style:name="P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arial" fo:font-size="12pt" fo:font-style="italic" fo:font-weight="bold" officeooo:rsid="00065420" officeooo:paragraph-rsid="00065420" style:font-size-asian="12pt" style:font-style-asian="italic" style:font-weight-asian="bold" style:font-size-complex="12pt" style:font-style-complex="italic" style:font-weight-complex="bold"/>
    </style:style>
    <style:style style:name="P10"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color="#000000" style:font-name="arial" fo:font-size="12pt" officeooo:rsid="00065420" officeooo:paragraph-rsid="00065420" style:font-size-asian="12pt" style:font-size-complex="12pt"/>
    </style:style>
    <style:style style:name="P11"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fo:font-variant="normal" fo:text-transform="none" fo:color="#000000" style:font-name="arial" fo:font-size="12pt" fo:font-style="normal" fo:font-weight="normal" officeooo:rsid="0004ef5b" officeooo:paragraph-rsid="0004ef5b" style:font-size-asian="12pt" style:font-size-complex="12pt"/>
    </style:style>
    <style:style style:name="P12"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font-variant="normal" fo:text-transform="none" fo:color="#000000" style:font-name="arial" fo:font-size="12pt" fo:font-style="normal" fo:font-weight="normal" officeooo:rsid="0004ef5b" officeooo:paragraph-rsid="0004ef5b" style:font-size-asian="12pt" style:font-size-complex="12pt"/>
    </style:style>
    <style:style style:name="P13"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color="#000000" style:font-name="arial" fo:font-size="12pt" officeooo:rsid="00065420" officeooo:paragraph-rsid="00065420" style:font-size-asian="12pt" style:font-size-complex="12pt"/>
    </style:style>
    <style:style style:name="P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 fo:font-size="12pt" fo:font-style="normal" fo:font-weight="normal" officeooo:rsid="00065420" officeooo:paragraph-rsid="00065420" style:font-size-asian="12pt" style:font-size-complex="12pt"/>
    </style:style>
    <style:style style:name="P15" style:family="paragraph" style:parent-style-name="Standard">
      <loext:graphic-properties draw:fill="none" draw:fill-color="#ffffff" draw:opacity="100%"/>
      <style:paragraph-properties fo:margin-left="0in" fo:margin-right="0in" fo:margin-top="0in" fo:margin-bottom="0.1965in" loext:contextual-spacing="false" fo:text-align="justify" style:justify-single-word="false" fo:text-indent="0in" style:auto-text-indent="false" fo:background-color="transparent"/>
      <style:text-properties fo:color="#000000" style:font-name="arial" fo:font-size="12pt" officeooo:rsid="0007ad2a" officeooo:paragraph-rsid="0007ad2a" style:font-size-asian="12pt" style:font-size-complex="12pt"/>
    </style:style>
    <style:style style:name="P16" style:family="paragraph" style:parent-style-name="Standard">
      <style:paragraph-properties fo:text-align="justify" style:justify-single-word="false"/>
      <style:text-properties style:font-name="arial" officeooo:rsid="0004ef5b" officeooo:paragraph-rsid="0004ef5b"/>
    </style:style>
    <style:style style:name="P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arial" fo:font-size="12pt" officeooo:rsid="0007ad2a" officeooo:paragraph-rsid="0007ad2a" style:font-size-asian="12pt" style:font-size-complex="12pt"/>
    </style:style>
    <style:style style:name="P18" style:family="paragraph" style:parent-style-name="Standard">
      <loext:graphic-properties draw:fill="none"/>
      <style:paragraph-properties fo:margin-left="0.3752in" fo:margin-right="0in" fo:text-align="justify" style:justify-single-word="false" fo:text-indent="0in" style:auto-text-indent="false" fo:background-color="transparent"/>
      <style:text-properties style:font-name="arial" officeooo:rsid="0004ef5b" officeooo:paragraph-rsid="0008e94e"/>
    </style:style>
    <style:style style:name="P19" style:family="paragraph" style:parent-style-name="Preformatted_20_Text" style:master-page-name="">
      <loext:graphic-properties draw:fill="solid" draw:fill-color="#ffffff" draw:opacity="100%"/>
      <style:paragraph-properties fo:margin-left="0.5in" fo:margin-right="0in" fo:margin-top="0in" fo:margin-bottom="0.1965in" loext:contextual-spacing="false" fo:text-align="start" style:justify-single-word="false" fo:text-indent="0in" style:auto-text-indent="false" style:page-number="auto" fo:background-color="#ffffff"/>
      <style:text-properties fo:color="#000000" style:font-name="DejaVu Sans Mono" fo:font-size="9pt"/>
    </style:style>
    <style:style style:name="T1" style:family="text">
      <style:text-properties fo:font-variant="normal" fo:text-transform="none" fo:color="#000000" fo:font-size="12pt" fo:font-style="normal" fo:font-weight="normal" style:font-size-asian="12pt" style:font-size-complex="12pt"/>
    </style:style>
    <style:style style:name="T2" style:family="text">
      <style:text-properties style:font-name="arial" fo:font-size="12pt" fo:font-weight="normal" style:font-size-asian="12pt" style:font-weight-asian="normal" style:font-size-complex="12pt" style:font-weight-complex="normal"/>
    </style:style>
    <style:style style:name="T3" style:family="text">
      <style:text-properties officeooo:rsid="00065420"/>
    </style:style>
    <style:style style:name="T4" style:family="text">
      <style:text-properties officeooo:rsid="0006d174"/>
    </style:style>
    <style:style style:name="T5" style:family="text">
      <style:text-properties officeooo:rsid="0008e94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ọi activity bằng intent trong app</text:p>
      <text:p text:style-name="P1">Ta bắt buộc phải sử dụng Explicit Intent (<text:span text:style-name="T5">phải chỉ</text:span> ra được component name).</text:p>
      <text:p text:style-name="P1">Ví dụ:</text:p>
      <text:p text:style-name="P5">Intent intent = new Intent(this, <text:span text:style-name="T5">NextActivity</text:span>.class);</text:p>
      <text:p text:style-name="P6">hoặc sử dụng setClass, setClassName, setComponent:</text:p>
      <text:p text:style-name="P4">Intent intent = new Intent();</text:p>
      <text:p text:style-name="P18">intent.setClass(this, <text:span text:style-name="T5">NextActivity</text:span>.class);</text:p>
      <text:p text:style-name="P1"/>
      <text:p text:style-name="P1"/>
      <text:p text:style-name="P2">Gọi activity <text:span text:style-name="T4">của</text:span> một app khác</text:p>
      <text:p text:style-name="P2"/>
      <text:p text:style-name="P3">Dùng implicit intent</text:p>
      <text:p text:style-name="P1">Với dạng intent này, chúng ta không cần phải chỉ ra component name, mà chỉ cần chỉ ra được action cần thực hiện. Thường intent này được sử dụng để <text:span text:style-name="T5">giải quyết</text:span> các action mà chúng ta không thực hiện, nhưng những app khác thì có thể được.</text:p>
      <text:p text:style-name="P1">Mỗi intent sẽ phụ thuộc vào action, category, data của nó.</text:p>
      <text:p text:style-name="P1">Ví dụ:</text:p>
      <text:p text:style-name="P1">Gọi sms của thiết bị (action là ACTION_SEND)</text:p>
      <text:p text:style-name="P1"><text:tab/><text:span text:style-name="T1">Intent sendIntent = new Intent();</text:span></text:p>
      <text:p text:style-name="P11">sendIntent.setAction(Intent.ACTION_SEND);</text:p>
      <text:p text:style-name="P12">sendIntent.putExtra(Intent.EXTRA_TEXT, textMessage);</text:p>
      <text:p text:style-name="P12">sendIntent.setType("text/plain");</text:p>
      <text:p text:style-name="P14">Mở trình duyệt cho một trang web (action là ACTION_VIEW)</text:p>
      <text:p text:style-name="P10">Intent <text:bookmark-start text:name="__DdeLink__0_1983810807"/>intent<text:bookmark-end text:name="__DdeLink__0_1983810807"/> = new Intent(Intent.ACTION_VIEW);</text:p>
      <text:p text:style-name="P10">intent.setData(Uri.parse(“<text:a xlink:type="simple" xlink:href="http://www.google.com/" text:style-name="Internet_20_link" text:visited-style-name="Visited_20_Internet_20_Link">http://www.google.com</text:a>”));</text:p>
      <text:p text:style-name="P10"/>
      <text:p text:style-name="P17">Chúng ta thường sử dụng intent dạng này khi ta chỉ quan tâm hành động cần thực hiện, không phải việc ứng dụng nào sẽ thực hiện nó cho chúng ta. Ngoài ra, ta cũng cần đảm bảo rằng có tối thiểu một app xử lý hành động trước khi thực sự gửi intent.</text:p>
      <text:p text:style-name="P7"/>
      <text:p text:style-name="P9">Dùng explicit intent</text:p>
      <text:p text:style-name="P7">Tương tự như phần gọi activity intent trong cùng app, nhưng ở đây ta không sở hữu activity <text:span text:style-name="T5">cần gọi </text:span>nên <text:span text:style-name="T5">ta </text:span>cần phải sử dụng các phương pháp dùng <text:span text:style-name="T5">chuỗi tên</text:span>, cụ <text:span text:style-name="T4">thể là 2 phương thức </text:span>setComponent và setClassName.</text:p>
      <text:p text:style-name="P7">Ví dụ:</text:p>
      <text:p text:style-name="P8"><text:span text:style-name="T3"><text:tab/></text:span>Intent intent = new Intent();</text:p>
      <text:p text:style-name="P19"><text:span text:style-name="T2">intent.setComponent(new ComponentName("tcd.training.com.myapplication", "tcd.training.com.myapplication.MainActivity"))</text:span>;</text:p>
      <text:p text:style-name="P15">Không giống với dạng trên, ta sử dụng dạng intent này khi ta cần một gọi activity cụ thể của một ứng dụng cụ thể. Vì vậy, ta cần biết rõ tên của activity cần gọi, tên của package của app, và phải kiểm tra rõ app có đang được cài đặt trong thiết bị hay khô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17:45:10.798853706</meta:creation-date>
    <dc:date>2017-07-14T18:13:49.994049968</dc:date>
    <meta:editing-duration>PT16M5S</meta:editing-duration>
    <meta:editing-cycles>4</meta:editing-cycles>
    <meta:generator>LibreOffice/5.2.2.2$Linux_X86_64 LibreOffice_project/20m0$Build-2</meta:generator>
    <meta:document-statistic meta:table-count="0" meta:image-count="0" meta:object-count="0" meta:page-count="1" meta:paragraph-count="27" meta:word-count="309" meta:character-count="1882" meta:non-whitespace-character-count="1598"/>
  </office:meta>
</office:document-meta>
</file>